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automatic-styles>
    <style:style style:family="table" style:name="Tabelle4">
      <style:table-properties style:width="10.799cm" table:align="margins"/>
    </style:style>
    <style:style style:family="table-column" style:name="Tabelle4.A">
      <style:table-column-properties style:column-width="1.561cm" style:rel-column-width="9473*"/>
    </style:style>
    <style:style style:family="table-column" style:name="Tabelle4.B">
      <style:table-column-properties style:column-width="9.237cm" style:rel-column-width="56062*"/>
    </style:style>
    <style:style style:family="table-cell" style:name="Tabelle4.A1">
      <style:table-cell-properties fo:border="none" fo:padding="0.097cm"/>
    </style:style>
    <style:style style:family="table" style:name="Tabelle3">
      <style:table-properties fo:margin-left="0cm" style:width="11.271cm" table:align="left"/>
    </style:style>
    <style:style style:family="table-column" style:name="Tabelle3.A">
      <style:table-column-properties style:column-width="7.382cm"/>
    </style:style>
    <style:style style:family="table-column" style:name="Tabelle3.B">
      <style:table-column-properties style:column-width="1.693cm"/>
    </style:style>
    <style:style style:family="table-column" style:name="Tabelle3.C">
      <style:table-column-properties style:column-width="2.196cm"/>
    </style:style>
    <style:style style:family="table-cell" style:name="Tabelle3.A1">
      <style:table-cell-properties fo:border="none" fo:padding="0.097cm"/>
    </style:style>
    <style:style style:family="table" style:name="Tabelle1">
      <style:table-properties style:width="10.799cm" table:align="margins"/>
    </style:style>
    <style:style style:family="table-column" style:name="Tabelle1.A">
      <style:table-column-properties style:column-width="0.847cm" style:rel-column-width="5138*"/>
    </style:style>
    <style:style style:family="table-column" style:name="Tabelle1.B">
      <style:table-column-properties style:column-width="0.556cm" style:rel-column-width="3372*"/>
    </style:style>
    <style:style style:family="table-column" style:name="Tabelle1.C">
      <style:table-column-properties style:column-width="9.396cm" style:rel-column-width="57025*"/>
    </style:style>
    <style:style style:family="table-cell" style:name="Tabelle1.A1">
      <style:table-cell-properties fo:border="none" fo:padding="0.097cm"/>
    </style:style>
    <style:style style:family="table" style:name="Tabelle2">
      <style:table-properties style:width="10.799cm" table:align="margins"/>
    </style:style>
    <style:style style:family="table-column" style:name="Tabelle2.A">
      <style:table-column-properties style:column-width="1.535cm" style:rel-column-width="9313*"/>
    </style:style>
    <style:style style:family="table-column" style:name="Tabelle2.B">
      <style:table-column-properties style:column-width="1.349cm" style:rel-column-width="8189*"/>
    </style:style>
    <style:style style:family="table-column" style:name="Tabelle2.C">
      <style:table-column-properties style:column-width="1.693cm" style:rel-column-width="10276*"/>
    </style:style>
    <style:style style:family="table-column" style:name="Tabelle2.D">
      <style:table-column-properties style:column-width="2.223cm" style:rel-column-width="13488*"/>
    </style:style>
    <style:style style:family="table-column" style:name="Tabelle2.E">
      <style:table-column-properties style:column-width="1.614cm" style:rel-column-width="9794*"/>
    </style:style>
    <style:style style:family="table-column" style:name="Tabelle2.F">
      <style:table-column-properties style:column-width="2.385cm" style:rel-column-width="14475*"/>
    </style:style>
    <style:style style:family="table-cell" style:name="Tabelle2.A1">
      <style:table-cell-properties fo:border="none" fo:padding="0.097cm"/>
    </style:style>
    <style:style style:family="table" style:name="Tabelle5">
      <style:table-properties style:width="10.799cm" table:align="margins"/>
    </style:style>
    <style:style style:family="table-column" style:name="Tabelle5.A">
      <style:table-column-properties style:column-width="0.847cm" style:rel-column-width="5138*"/>
    </style:style>
    <style:style style:family="table-column" style:name="Tabelle5.B">
      <style:table-column-properties style:column-width="0.556cm" style:rel-column-width="3372*"/>
    </style:style>
    <style:style style:family="table-column" style:name="Tabelle5.C">
      <style:table-column-properties style:column-width="9.396cm" style:rel-column-width="57025*"/>
    </style:style>
    <style:style style:family="table-cell" style:name="Tabelle5.A1">
      <style:table-cell-properties fo:border="none" fo:padding="0.097cm"/>
    </style:style>
    <style:style style:family="paragraph" style:name="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color="#999999" fo:font-size="10pt" fo:font-weight="normal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4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5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 fo:background-color="#ffffff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7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8" style:parent-style-name="Standard">
      <style:paragraph-properties fo:background-color="#ffffff" fo:text-align="start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9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10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1" style:parent-style-name="Standard">
      <style:paragraph-properties fo:background-color="#ffffff" fo:text-align="end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2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fo:font-weight="normal" style:font-name="Arial" style:font-size-asian="10pt" style:font-size-complex="10pt" style:font-style-asian="italic" style:font-style-complex="italic" style:font-weight-asian="normal" style:font-weight-complex="normal"/>
    </style:style>
    <style:style style:family="paragraph" style:name="P13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4" style:parent-style-name="Standard">
      <style:paragraph-properties fo:background-color="#ffffff" fo:text-align="start" style:justify-single-word="false">
        <style:background-image/>
      </style:paragraph-properties>
    </style:style>
    <style:style style:family="paragraph" style:name="P15" style:parent-style-name="Standard">
      <style:paragraph-properties fo:background-color="#e6e6e6" fo:text-align="center" style:justify-single-word="false">
        <style:tab-stops>
          <style:tab-stop style:position="5.9cm"/>
        </style:tab-stops>
        <style:background-image/>
      </style:paragraph-properties>
      <style:text-properties fo:font-size="14pt" fo:font-weight="bold" style:font-name="Arial" style:font-size-asian="14pt" style:font-size-complex="14pt" style:font-weight-asian="bold" style:font-weight-complex="bold"/>
    </style:style>
    <style:style style:family="paragraph" style:name="P16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7" style:parent-style-name="Table_20_Contents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18" style:parent-style-name="Table_20_Contents">
      <style:paragraph-properties fo:text-align="start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9" style:parent-style-name="Table_20_Contents">
      <style:paragraph-properties fo:text-align="end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20" style:parent-style-name="Table_20_Contents">
      <style:paragraph-properties fo:background-color="transparent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1" style:parent-style-name="Table_20_Contents">
      <style:paragraph-properties fo:margin-bottom="0cm" fo:margin-top="0.199cm" fo:text-align="start" style:justify-single-word="false"/>
      <style:text-properties fo:font-size="10pt" style:font-name="Arial" style:font-size-asian="10pt" style:font-size-complex="10pt"/>
    </style:style>
    <style:style style:family="paragraph" style:name="P22" style:parent-style-name="Table_20_Contents">
      <style:paragraph-properties fo:margin-bottom="0cm" fo:margin-top="0.199cm" fo:text-align="center" style:justify-single-word="false"/>
      <style:text-properties fo:font-size="10pt" style:font-name="Arial" style:font-size-asian="10pt" style:font-size-complex="10pt"/>
    </style:style>
    <style:style style:family="paragraph" style:name="P23" style:parent-style-name="Standard">
      <style:paragraph-properties fo:background-color="#ffffff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4" style:parent-style-name="Standard">
      <style:paragraph-properties fo:margin-bottom="0cm" fo:margin-top="0.199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paragraph" style:name="P25" style:parent-style-name="Standard">
      <style:paragraph-properties fo:background-color="#ffffff" fo:margin-bottom="0cm" fo:margin-top="0cm" fo:text-align="end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6" style:parent-style-name="Caption">
      <style:paragraph-properties fo:margin-bottom="0cm" fo:margin-top="0cm"/>
      <style:text-properties fo:font-size="8pt" style:font-name="Arial" style:font-size-asian="8pt" style:font-size-complex="8pt"/>
    </style:style>
    <style:style style:family="paragraph" style:name="P27" style:parent-style-name="Standard">
      <style:paragraph-properties fo:background-color="#ffffff" fo:margin-bottom="0cm" fo:margin-left="0cm" fo:margin-right="-2cm" fo:margin-top="0.199cm" fo:text-align="start" fo:text-indent="0cm" style:auto-text-indent="false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8" style:parent-style-name="Horizontal_20_Line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top="0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text" style:name="T6">
      <style:text-properties fo:font-size="10pt" fo:font-weight="bold" style:font-name="Arial" style:font-size-asian="10pt" style:font-size-complex="10pt" style:font-weight-asian="bold" style:font-weight-complex="bold"/>
    </style:style>
    <style:style style:family="text" style:name="T7">
      <style:text-properties fo:font-size="10pt" style:font-name="Arial" style:font-size-asian="10pt" style:font-size-complex="10pt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Ärztliches Zeugnis / <text:span text:style-name="T3">Medical Certificate</text:span></text:p>
      <text:p text:style-name="P8"><draw:frame draw:name="Rahmen1" draw:style-name="fr1" draw:z-index="0" svg:height="1.63cm" svg:width="9.631cm" svg:x="1.06cm" svg:y="0.4cm" text:anchor-type="paragraph"><draw:text-box><text:p text:style-name="P26"><text:span text:style-name="T4">zuhanden von</text:span> / to the attention of</text:p><text:p text:style-name="P24">[Adressat.Name]</text:p><text:p text:style-name="P29">[Adressat.Strasse], [Adressat.Plz] [Adressat.Ort]</text:p></draw:text-box></draw:frame></text:p>
      <text:p text:style-name="P6"/>
      <text:p text:style-name="P6"/>
      <text:p text:style-name="P6"/>
      <text:p text:style-name="P6"/>
      <text:p text:style-name="Horizontal_20_Line"/>
      <table:table table:name="Tabelle4" table:style-name="Tabelle4">
        <table:table-column table:style-name="Tabelle4.A"/>
        <table:table-column table:style-name="Tabelle4.B"/>
        <table:table-row>
          <table:table-cell office:value-type="string" table:style-name="Tabelle4.A1">
            <text:p text:style-name="P6"><text:span text:style-name="T2">[Patient:mw:Herr/Frau]</text:span><text:span text:style-name="T1"> </text:span></text:p>
            <text:p text:style-name="P12">[Patient:mw:Mr./Mrs.]</text:p>
          </table:table-cell>
          <table:table-cell office:value-type="string" table:style-name="Tabelle4.A1">
            <text:p text:style-name="P23"><text:span text:style-name="T1">[Patient.Name] [Patient.Vorname]</text:span>, [Patient.Geburtsdatum], [Patient.Plz] [Patient.Ort]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office:value-type="string" table:style-name="Tabelle3.A1">
            <text:p text:style-name="P6">steht wegen <text:span text:style-name="T1">Krankheit</text:span> in meiner Behandlung </text:p>
            <text:p text:style-name="P10"><text:span text:style-name="T2">is in my treatment due to</text:span><text:span text:style-name="T1"> illness</text:span></text:p>
          </table:table-cell>
          <table:table-cell office:value-type="string" table:style-name="Tabelle3.A1">
            <text:p text:style-name="P25">seit dem</text:p>
            <text:p text:style-name="P11">since the </text:p>
          </table:table-cell>
          <table:table-cell office:value-type="string" table:style-name="Tabelle3.A1">
            <text:p text:style-name="P21">[Konsultation.Datum]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office:value-type="string" table:style-name="Tabelle1.A1">
            <text:p text:style-name="P21"/>
          </table:table-cell>
          <table:table-cell office:value-type="string" table:style-name="Tabelle1.A1">
            <text:p text:style-name="P20">%</text:p>
          </table:table-cell>
          <table:table-cell office:value-type="string" table:style-name="Tabelle1.A1">
            <text:p text:style-name="P16">Arbeitsunfähigkeit voraussichtlich während</text:p>
            <text:p text:style-name="P18">incapacity for work expected during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office:value-type="string" table:style-name="Tabelle2.A1">
            <text:p text:style-name="P22"/>
          </table:table-cell>
          <table:table-cell office:value-type="string" table:style-name="Tabelle2.A1">
            <text:p text:style-name="P16">Tagen</text:p>
            <text:p text:style-name="P18">days</text:p>
          </table:table-cell>
          <table:table-cell office:value-type="string" table:style-name="Tabelle2.A1">
            <text:p text:style-name="P22"/>
          </table:table-cell>
          <table:table-cell office:value-type="string" table:style-name="Tabelle2.A1">
            <text:p text:style-name="P16">Wochen</text:p>
            <text:p text:style-name="P18">weeks</text:p>
          </table:table-cell>
          <table:table-cell office:value-type="string" table:style-name="Tabelle2.A1">
            <text:p text:style-name="P17">ab dem</text:p>
            <text:p text:style-name="P19">from</text:p>
          </table:table-cell>
          <table:table-cell office:value-type="string" table:style-name="Tabelle2.A1">
            <text:p text:style-name="P21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office:value-type="string" table:style-name="Tabelle5.A1">
            <text:p text:style-name="P21"/>
          </table:table-cell>
          <table:table-cell office:value-type="string" table:style-name="Tabelle5.A1">
            <text:p text:style-name="P20">%</text:p>
          </table:table-cell>
          <table:table-cell office:value-type="string" table:style-name="Tabelle5.A1">
            <text:p text:style-name="P16">Arbeitsunfähigkeit bis auf weiteres</text:p>
            <text:p text:style-name="P18">incapacity for work until further notice</text:p>
          </table:table-cell>
        </table:table-row>
      </table:table>
      <text:p text:style-name="P28"/>
      <text:p text:style-name="P14"><text:span text:style-name="T5">[Patient:mw:Er/Sie] war</text:span><text:span text:style-name="T6"> </text:span><text:span text:style-name="T5">arbeitsunfähig zu [AUF.Prozent]%</text:span><text:span text:style-name="T6"> </text:span><text:span text:style-name="T7">vom [AUF.von] bis zum [AUF.bis] .</text:span></text:p>
      <text:p text:style-name="P10"><text:span text:style-name="T2">[Patient:mw:He/She] was unable to work at</text:span> [AUF.Prozent]% from [AUF.von] to [AUF.bis] <text:s text:c="2"/></text:p>
      <text:p text:style-name="P6"/>
      <text:p text:style-name="P7"><text:span text:style-name="T2">[Datum.heute]</text:span><text:tab/>Freundliche Grüsse</text:p>
      <text:p text:style-name="P7"><text:tab/>Yours sincerly</text:p>
      <text:p text:style-name="P27"><text:tab/>[Mandant.Titel] [Mandant.Vorname] [Mandant.Name] </text:p>
      <text:p text:style-name="P3"/>
      <text:p text:style-name="P7"/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CH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CH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6pt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efault-outline-level="" style:display-name="envelope address" style:family="paragraph" style:name="envelope_20_address" style:parent-style-name="Standard">
      <style:text-properties style:font-name="Arial2" style:font-name-complex="Arial3"/>
    </style:style>
    <style:style style:default-outline-level="" style:display-name="envelope return" style:family="paragraph" style:name="envelope_20_return" style:parent-style-name="Standard">
      <style:text-properties fo:font-size="10pt" style:font-name="Arial2" style:font-name-complex="Arial3" style:font-size-asian="10pt" style:font-size-complex="10pt"/>
    </style:style>
    <style:style style:default-outline-level="" style:display-name="Balloon Text" style:family="paragraph" style:name="Balloon_20_Text" style:parent-style-name="Standard">
      <style:text-properties fo:font-size="8pt" style:font-name="Tahoma" style:font-name-complex="Tahoma1" style:font-size-asian="8pt" style:font-size-complex="8pt"/>
    </style:style>
    <style:style style:class="index" style:display-name="User Index Heading" style:family="paragraph" style:name="User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User Index 9" style:family="paragraph" style:name="User_20_Index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1" style:family="paragraph" style:name="User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Text" style:parent-style-name="Caption"/>
    <style:style style:class="index" style:display-name="Table index heading" style:family="paragraph" style:name="Table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Table" style:parent-style-name="Caption"/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html" style:family="paragraph" style:name="Quotations" style:parent-style-name="Standard">
      <style:paragraph-properties fo:margin="100%" fo:margin-bottom="0.499cm" fo:margin-left="1cm" fo:margin-right="1cm" fo:margin-top="0cm" fo:text-indent="0cm" style:auto-text-indent="false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index" style:display-name="Object index heading" style:family="paragraph" style:name="Object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Object index 1" style:family="paragraph" style:name="Object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list" style:display-name="Numbering 5 Start" style:family="paragraph" style:name="Numbering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Numbering 5 End" style:family="paragraph" style:name="Numbering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Numbering 4 Start" style:family="paragraph" style:name="Numbering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Numbering 4 End" style:family="paragraph" style:name="Numbering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Numbering 3 Start" style:family="paragraph" style:name="Numbering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Numbering 3 End" style:family="paragraph" style:name="Numbering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Numbering 2 Start" style:family="paragraph" style:name="Numbering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Numbering 2 End" style:family="paragraph" style:name="Numbering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Numbering 1 Start" style:family="paragraph" style:name="Numbering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Numbering 1" style:family="paragraph" style:name="Numbering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Numbering 1 Cont." style:family="paragraph" style:name="Numbering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="100%" fo:margin-bottom="0cm" fo:margin-left="0cm" fo:margin-right="0cm" fo:margin-top="0cm" fo:text-indent="0cm" style:auto-text-indent="false"/>
    </style:style>
    <style:style style:class="html" style:display-name="List Contents" style:family="paragraph" style:name="List_20_Contents" style:parent-style-name="Standard">
      <style:paragraph-properties fo:margin="100%" fo:margin-bottom="0cm" fo:margin-left="1cm" fo:margin-right="0cm" fo:margin-top="0cm" fo:text-indent="0cm" style:auto-text-indent="false"/>
    </style:style>
    <style:style style:class="list" style:display-name="List 5 Start" style:family="paragraph" style:name="List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List 5 End" style:family="paragraph" style:name="List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List 4 Start" style:family="paragraph" style:name="List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List 4 End" style:family="paragraph" style:name="List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List 3 Start" style:family="paragraph" style:name="List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List 3 End" style:family="paragraph" style:name="List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List 2 Start" style:family="paragraph" style:name="List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List 2 End" style:family="paragraph" style:name="List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List 1 Start" style:family="paragraph" style:name="List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List 1" style:family="paragraph" style:name="List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List 1 End" style:family="paragraph" style:name="List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index" style:display-name="Index Separator" style:family="paragraph" style:name="Index_20_Separator" style:parent-style-name="Index">
      <style:paragraph-properties fo:margin="100%" fo:margin-bottom="0cm" fo:margin-left="0cm" fo:margin-right="0cm" fo:margin-top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3" style:family="paragraph" style:name="Index_20_3" style:parent-style-name="Index">
      <style:paragraph-properties fo:margin="100%" fo:margin-bottom="0cm" fo:margin-left="0.998cm" fo:margin-right="0cm" fo:margin-top="0cm" fo:text-indent="0cm" style:auto-text-indent="false"/>
    </style:style>
    <style:style style:class="index" style:display-name="Index 2" style:family="paragraph" style:name="Index_20_2" style:parent-style-name="Index">
      <style:paragraph-properties fo:margin="100%" fo:margin-bottom="0cm" fo:margin-left="0.499cm" fo:margin-right="0cm" fo:margin-top="0cm" fo:text-indent="0cm" style:auto-text-indent="false"/>
    </style:style>
    <style:style style:class="index" style:display-name="Index 1" style:family="paragraph" style:name="Index_20_1" style:parent-style-name="Index">
      <style:paragraph-properties fo:margin="100%" fo:margin-bottom="0cm" fo:margin-left="0cm" fo:margin-right="0cm" fo:margin-top="0cm" fo:text-indent="0cm" style:auto-text-indent="false"/>
    </style:style>
    <style:style style:class="index" style:display-name="Illustration Index Heading" style:family="paragraph" style:name="Illustration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llustration Index 1" style:family="paragraph" style:name="Illustration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Illustration" style:parent-style-name="Caption"/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Drawing" style:parent-style-name="Caption"/>
    <style:style style:class="extra" style:family="paragraph" style:name="End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index" style:display-name="Contents Heading" style:family="paragraph" style:name="Contents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9" style:family="paragraph" style:name="Contents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1" style:family="paragraph" style:name="Contents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Bibliography 1" style:family="paragraph" style:name="Bibliography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Bibliography Heading" style:family="paragraph" style:name="Bibliography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isplay-name="Text body indent" style:family="paragraph" style:name="Text_20_body_20_indent" style:parent-style-name="Text_20_body">
      <style:paragraph-properties fo:margin="100%" fo:margin-bottom="0cm" fo:margin-left="0.499cm" fo:margin-right="0cm" fo:margin-top="0cm" fo:text-indent="0cm" style:auto-text-indent="false"/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List Indent" style:family="paragraph" style:name="List_20_Indent" style:parent-style-name="Text_20_body">
      <style:paragraph-properties fo:margin="100%" fo:margin-bottom="0cm" fo:margin-left="5.001cm" fo:margin-right="0cm" fo:margin-top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Marginalia" style:parent-style-name="Text_20_body">
      <style:paragraph-properties fo:margin="100%" fo:margin-bottom="0cm" fo:margin-left="4.001cm" fo:margin-right="0cm" fo:margin-top="0cm" fo:text-indent="0cm" style:auto-text-indent="false"/>
    </style:style>
    <style:style style:class="text" style:default-outline-level="9" style:display-name="Heading 9" style:family="paragraph" style:list-style-name="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list-style-name="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list-style-name="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6" style:display-name="Heading 6" style:family="paragraph" style:list-style-name="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5" style:display-name="Heading 5" style:family="paragraph" style:list-style-name="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4" style:display-name="Heading 4" style:family="paragraph" style:list-style-name="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2" style:display-name="Heading 2" style:family="paragraph" style:list-style-name="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10" style:display-name="Heading 10" style:family="paragraph" style:list-style-name="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1" style:display-name="Heading 1" style:family="paragraph" style:list-style-name="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isplay-name="Hanging indent" style:family="paragraph" style:name="Hanging_20_indent" style:parent-style-name="Text_20_body">
      <style:paragraph-properties fo:margin="100%" fo:margin-bottom="0cm" fo:margin-left="1cm" fo:margin-right="0cm" fo:margin-top="0cm" fo:text-indent="-0.499cm" style:auto-text-indent="false">
        <style:tab-stops>
          <style:tab-stop style:position="0cm"/>
        </style:tab-stops>
      </style:paragraph-properties>
    </style:style>
    <style:style style:class="text" style:display-name="First line indent" style:family="paragraph" style:name="First_20_line_20_indent" style:parent-style-name="Text_20_body">
      <style:paragraph-properties fo:margin="100%" fo:margin-bottom="0cm" fo:margin-left="0cm" fo:margin-right="0cm" fo:margin-top="0cm" fo:text-indent="0.499cm" style:auto-text-indent="false"/>
    </style:style>
    <style:style style:class="text" style:family="paragraph" style:name="Salutation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Sprechblasentext Zchn" style:family="text" style:name="Sprechblasentext_20_Zchn" style:parent-style-name="Default_20_Paragraph_20_Font">
      <style:text-properties fo:country="DE" fo:font-size="8pt" fo:language="de" style:country-asian="DE" style:font-name="Tahoma" style:font-name-complex="Tahoma1" style:font-size-asian="8pt" style:font-size-complex="8pt" style:language-asian="de"/>
    </style:style>
    <style:style style:display-name="RTF_Num 2 1" style:family="text" style:name="RTF_5f_Num_20_2_20_1"/>
    <style:style style:display-name="RTF_Num 2 2" style:family="text" style:name="RTF_5f_Num_20_2_20_2"/>
    <style:style style:display-name="RTF_Num 2 3" style:family="text" style:name="RTF_5f_Num_20_2_20_3"/>
    <style:style style:display-name="RTF_Num 2 4" style:family="text" style:name="RTF_5f_Num_20_2_20_4"/>
    <style:style style:display-name="RTF_Num 2 5" style:family="text" style:name="RTF_5f_Num_20_2_20_5"/>
    <style:style style:display-name="RTF_Num 2 6" style:family="text" style:name="RTF_5f_Num_20_2_20_6"/>
    <style:style style:display-name="RTF_Num 2 7" style:family="text" style:name="RTF_5f_Num_20_2_20_7"/>
    <style:style style:display-name="RTF_Num 2 8" style:family="text" style:name="RTF_5f_Num_20_2_20_8"/>
    <style:style style:display-name="RTF_Num 2 9" style:family="text" style:name="RTF_5f_Num_20_2_20_9"/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text" style:name="Variable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Citation">
      <style:text-properties fo:font-style="italic" style:font-style-asian="italic" style:font-style-complex="italic"/>
    </style:style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display-name="Numbering Symbols" style:family="text" style:name="Numbering_20_Symbols"/>
    <style:style style:display-name="Line numbering" style:family="text" style:name="Line_20_numbering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Index Link" style:family="text" style:name="Index_20_Link"/>
    <style:style style:display-name="Footnote anchor" style:family="text" style:name="Footnote_20_anchor">
      <style:text-properties style:text-position="super 58%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Page Number" style:family="text" style:name="Page_20_Number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Footnote Symbol" style:family="text" style:name="Footnote_20_Symbol"/>
    <style:style style:family="text" style:name="Example">
      <style:text-properties style:font-name="Courier New" style:font-name-asian="Courier New" style:font-name-complex="Courier New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style:style style:family="text" style:name="Emphasis">
      <style:text-properties fo:font-style="italic" style:font-style-asian="italic" style:font-style-complex="italic"/>
    </style:style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display-name="Drop Caps" style:family="text" style:name="Drop_20_Caps"/>
    <style:style style:family="text" style:name="Definition"/>
    <style:style style:display-name="Caption characters" style:family="text" style:name="Caption_20_characters"/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RTF_Num 2" style:name="RTF_5f_Num_20_2">
      <text:list-level-style-number style:num-format="" text:level="1" text:style-name="RTF_5f_Num_20_2_20_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2" text:style-name="RTF_5f_Num_20_2_20_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3" text:style-name="RTF_5f_Num_20_2_20_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4" text:style-name="RTF_5f_Num_20_2_20_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5" text:style-name="RTF_5f_Num_20_2_20_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6" text:style-name="RTF_5f_Num_20_2_20_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7" text:style-name="RTF_5f_Num_20_2_20_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8" text:style-name="RTF_5f_Num_20_2_20_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9" text:style-name="RTF_5f_Num_20_2_20_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color="#999999" fo:font-size="10pt" fo:font-weight="normal" style:font-name="Arial" style:font-size-asian="10pt" style:font-size-complex="10pt" style:font-weight-asian="normal" style:font-weight-complex="normal"/>
    </style:style>
    <style:style style:family="paragraph" style:name="MP2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MP3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4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5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MP6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page-layout style:name="Mpm1">
      <style:page-layout-properties fo:margin-bottom="1.023cm" fo:margin-left="2cm" fo:margin-right="2cm" fo:margin-top="0.926cm" fo:page-height="20.999cm" fo:page-width="14.79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svg:height="3.096cm"/>
      </style:header-style>
      <style:footer-style/>
    </style:page-layout>
  </office:automatic-styles>
  <office:master-styles>
    <style:master-page style:name="Standard" style:page-layout-name="Mpm1">
      <style:header>
        <text:p text:style-name="MP1">[Mandant.Kuerzel] </text:p>
        <text:p text:style-name="MP2">[Mandant.Titel] [Mandant.Vorname] [Mandant.Name]</text:p>
        <text:p text:style-name="MP3">[Mandant:mw:Facharzt/Fachärztin] für allgemeine Medizin FMH<text:tab/></text:p>
        <text:p text:style-name="MP4">[Mandant.Strasse], [Mandant.Plz] [Mandant.Ort]</text:p>
        <text:p text:style-name="MP5">Tel. [Mandant.Telefon1]</text:p>
        <text:p text:style-name="MP6">KSK-Nr. [Mandant.KSK] EAN [Mandant.EAN]</text:p>
        <text:p text:style-name="Horizontal_20_Line"/>
        <text:p text:style-name="MP2"/>
      </style:head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LibreOffice/3.5$Windows_x86 LibreOffice_project/7122e39-92ed229-498d286-15e43b4-d70da21</meta:generator>
    <meta:creation-date>2006-03-29T11:28:27</meta:creation-date>
    <dc:date>2012-09-10T14:23:02.34</dc:date>
    <dc:language>de-CH</dc:language>
    <meta:editing-cycles>44</meta:editing-cycles>
    <meta:editing-duration>PT36M56S</meta:editing-duration>
    <meta:document-statistic meta:character-count="1073" meta:image-count="0" meta:non-whitespace-character-count="981" meta:object-count="0" meta:page-count="1" meta:paragraph-count="35" meta:table-count="5" meta:word-count="116"/>
    <meta:user-defined meta:name="Info 1"/>
    <meta:user-defined meta:name="Info 2"/>
    <meta:user-defined meta:name="Info 3"/>
    <meta:user-defined meta:name="Info 4"/>
  </office:meta>
</office:document-meta>
</file>